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8002822D09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officeooo:rsid="000a7b6c" officeooo:paragraph-rsid="000a7b6c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officeooo:paragraph-rsid="000bc332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fo:font-weight="normal" officeooo:rsid="000a7b6c" officeooo:paragraph-rsid="000bc332" style:font-weight-asian="normal" style:font-weight-complex="normal"/>
    </style:style>
    <style:style style:name="P4" style:family="paragraph" style:parent-style-name="Standard">
      <style:text-properties style:font-name="Arial" fo:language="ca" fo:country="ES" fo:font-weight="normal" officeooo:rsid="000d0237" officeooo:paragraph-rsid="000bc332" style:font-weight-asian="normal" style:font-weight-complex="normal"/>
    </style:style>
    <style:style style:name="P5" style:family="paragraph" style:parent-style-name="Standard">
      <style:text-properties style:font-name="Arial" fo:language="ca" fo:country="ES" officeooo:paragraph-rsid="00137a88"/>
    </style:style>
    <style:style style:name="P6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7" style:family="paragraph" style:parent-style-name="Footnote">
      <style:paragraph-properties fo:line-height="100%" style:snap-to-layout-grid="false"/>
    </style:style>
    <style:style style:name="P8" style:family="paragraph" style:parent-style-name="Footnote">
      <style:paragraph-properties fo:line-height="100%" style:snap-to-layout-grid="false"/>
      <style:text-properties officeooo:paragraph-rsid="00126f87"/>
    </style:style>
    <style:style style:name="P9" style:family="paragraph" style:parent-style-name="Footnote">
      <style:text-properties fo:font-size="5pt" style:font-size-asian="5pt"/>
    </style:style>
    <style:style style:name="P10" style:family="paragraph" style:parent-style-name="Text_20_body">
      <style:text-properties style:font-name="Arial" fo:language="ca" fo:country="ES" fo:font-weight="normal" officeooo:rsid="000d5e4b" officeooo:paragraph-rsid="00109f40" style:font-weight-asian="normal" style:font-weight-complex="normal"/>
    </style:style>
    <style:style style:name="P11" style:family="paragraph" style:parent-style-name="Text_20_body">
      <style:text-properties style:font-name="Arial" fo:language="ca" fo:country="ES" fo:font-weight="bold" officeooo:rsid="0015989c" officeooo:paragraph-rsid="0015989c" style:font-weight-asian="bold" style:font-weight-complex="bold"/>
    </style:style>
    <style:style style:name="P12" style:family="paragraph" style:parent-style-name="Text_20_body">
      <style:text-properties style:font-name="Arial1" fo:font-size="11pt" fo:language="ca" fo:country="ES" fo:font-weight="normal" officeooo:rsid="0012ef46" officeooo:paragraph-rsid="00109f40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language="ca" fo:country="ES" fo:font-weight="normal" officeooo:rsid="000d0237" officeooo:paragraph-rsid="000bc332" style:font-weight-asian="normal" style:font-weight-complex="normal"/>
    </style:style>
    <style:style style:name="P14" style:family="paragraph" style:parent-style-name="Standard">
      <style:text-properties style:font-name="Arial" fo:font-size="10pt" fo:language="ca" fo:country="ES" fo:font-weight="normal" officeooo:rsid="0017f2be" officeooo:paragraph-rsid="0016e595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" fo:font-size="10pt" fo:language="ca" fo:country="ES" fo:font-weight="normal" officeooo:rsid="000d0237" officeooo:paragraph-rsid="0016e595" style:font-size-asian="10pt" style:font-weight-asian="normal" style:font-size-complex="10pt" style:font-weight-complex="normal"/>
    </style:style>
    <style:style style:name="P16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153475" style:font-size-asian="14pt" style:font-name-complex="Arial" style:font-size-complex="14pt"/>
    </style:style>
    <style:style style:name="P17" style:family="paragraph" style:parent-style-name="Text_20_body" style:list-style-name="L1">
      <style:text-properties style:font-name="Arial" fo:language="ca" fo:country="ES" fo:font-weight="normal" officeooo:rsid="0015989c" officeooo:paragraph-rsid="0015989c" style:font-weight-asian="normal" style:font-weight-complex="normal"/>
    </style:style>
    <style:style style:name="P18" style:family="paragraph" style:parent-style-name="Text_20_body" style:list-style-name="L2">
      <style:text-properties style:font-name="Arial" fo:language="ca" fo:country="ES" fo:font-weight="normal" officeooo:rsid="0015989c" officeooo:paragraph-rsid="0015989c" style:font-weight-asian="normal" style:font-weight-complex="normal"/>
    </style:style>
    <style:style style:name="T1" style:family="text">
      <style:text-properties officeooo:rsid="000bc332"/>
    </style:style>
    <style:style style:name="T2" style:family="text">
      <style:text-properties officeooo:rsid="00146ddf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5" style:family="text">
      <style:text-properties fo:font-weight="normal" officeooo:rsid="000a7b6c" style:font-weight-asian="normal" style:font-weight-complex="normal"/>
    </style:style>
    <style:style style:name="T6" style:family="text">
      <style:text-properties fo:font-weight="normal" officeooo:rsid="000d0237" style:font-weight-asian="normal" style:font-weight-complex="normal"/>
    </style:style>
    <style:style style:name="T7" style:family="text">
      <style:text-properties fo:font-weight="normal" officeooo:rsid="00153475" style:font-weight-asian="normal" style:font-weight-complex="normal"/>
    </style:style>
    <style:style style:name="T8" style:family="text">
      <style:text-properties fo:font-weight="normal" officeooo:rsid="00164d74" style:font-weight-asian="normal" style:font-weight-complex="normal"/>
    </style:style>
    <style:style style:name="T9" style:family="text">
      <style:text-properties officeooo:rsid="00164d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àctica <text:span text:style-name="T9">3</text:span>: <text:span text:style-name="T9">Cicle de vida del programari.</text:span></text:p>
      <text:p text:style-name="P5"><text:span text:style-name="T5">L’objectiu d’aquesta </text:span><text:span text:style-name="T6">pràctica és </text:span><text:span text:style-name="T7">validar l'assoliment dels conceptes teòrics treballats a classe sobre el cicle de vida </text:span><text:span text:style-name="T8">del programari</text:span><text:span text:style-name="T5">.</text:span></text:p>
      <text:p text:style-name="P3"/>
      <text:p text:style-name="P4"/>
      <text:p text:style-name="P4"/>
      <text:p text:style-name="P15"/>
      <text:p text:style-name="P14">Fes els següents exercicis cercant informació a Internet si cal.</text:p>
      <text:p text:style-name="P4"/>
      <text:p text:style-name="P11">Exercici <text:span text:style-name="T9">1</text:span></text:p>
      <text:list xml:id="list5738314976731341056" text:style-name="L1">
        <text:list-item>
          <text:p text:style-name="P17">A la vista de les limitacions que presenta ¿podem concloure que mai hauríem de fer servir el model en cascada?</text:p>
        </text:list-item>
        <text:list-item>
          <text:p text:style-name="P17">Quina implicació té descobrir un error en l’anàlisi quan estem en la fase de construcció dins del model en cascada?</text:p>
        </text:list-item>
        <text:list-item>
          <text:p text:style-name="P17">Fes una comparativa de les avantatges i inconvenients d’usar prototipat i prototipat descartable?</text:p>
        </text:list-item>
        <text:list-item>
          <text:p text:style-name="P17">Quines són les fases més crítiques en un cicle de vida en paral·lel?</text:p>
        </text:list-item>
        <text:list-item>
          <text:p text:style-name="P17">El model en espiral neix de la combinació de dos cicles de vida més simples. Quins?</text:p>
        </text:list-item>
        <text:list-item>
          <text:p text:style-name="P17">Quina és la principal dificultat que veus en l’adopció del model incremental?</text:p>
        </text:list-item>
      </text:list>
      <text:p text:style-name="P10"/>
      <text:p text:style-name="P11">Exercici <text:span text:style-name="T9">2</text:span>: selecció del cicle de vida adequat</text:p>
      <text:list xml:id="list7167190380844857996" text:style-name="L2">
        <text:list-item>
          <text:p text:style-name="P18">Quins són els factors que ens cal considerar a l’hora de triar un cicle de vida per a un projecte?</text:p>
        </text:list-item>
        <text:list-item>
          <text:p text:style-name="P18">Un cap de projecte utilitza el cicle de vida en cascada en la direcció d’un projecte força gran i complex. Últimament ha estat llegint alguns articles sobre enginyeria del programari, i decideix que seria interessant provar el prototipat. Que li diríeu?</text:p>
        </text:list-item>
        <text:list-item>
          <text:p text:style-name="P18">Trieu el cicles de vida més adequat en cada cas:</text:p>
          <text:list>
            <text:list-item>
              <text:p text:style-name="P18">Ets una analista que treballa en una petita empresa i vol desenvolupar un petit sistema de comptabilitat. amb urgència.</text:p>
            </text:list-item>
            <text:list-item>
              <text:p text:style-name="P18">Suposem que es vol desenvolupar una aplicació relativa a la gestió de comandes d’una empresa. En aquest cas el client no té encara molt clar què és el què vol. A més el personal informàtic emprarà una tecnologia que li és completament nova.</text:p>
            </text:list-item>
            <text:list-item>
              <text:p text:style-name="P18">Un analista treballa en un sistema per automatitzar les transaccions de venda i gestionar l’inventari de cada botiga duna gran cadena . El sistema estarà instal·lat a cada botiga i intercanviarà dades amb un servidor central.</text:p>
            </text:list-item>
            <text:list-item>
              <text:p text:style-name="P18">Cal fer una petita ampliació a una gestió comercial per tal de que pugui generar informes en XML i trametre’ls a un web service.</text:p>
            </text:list-item>
            <text:list-item>
              <text:p text:style-name="P18">Una empresa del sector de les assegurances té els seus programes de gestió interna implementats amb COBOL i gestors de fitxers. Ara han decidit canviar el seu programari i actualitzar-lo a la tecnologia web.</text:p>
            </text:list-item>
          </text:list>
        </text:list-item>
      </text:list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style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style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officeooo:rsid="000a7b6c" officeooo:paragraph-rsid="000a7b6c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officeooo:paragraph-rsid="000bc332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  <style:text-properties officeooo:paragraph-rsid="00126f87"/>
    </style:style>
    <style:style style:name="MP5" style:family="paragraph" style:parent-style-name="Footnote">
      <style:paragraph-properties fo:line-height="100%" style:snap-to-layout-grid="false"/>
    </style:style>
    <style:style style:name="MP6" style:family="paragraph" style:parent-style-name="Footnote">
      <style:text-properties fo:font-size="5pt" style:font-size-asian="5pt"/>
    </style:style>
    <style:style style:name="MT1" style:family="text">
      <style:text-properties officeooo:rsid="000bc332"/>
    </style:style>
    <style:style style:name="MT2" style:family="text">
      <style:text-properties officeooo:rsid="00146ddf"/>
    </style:style>
    <style:style style:name="MT3" style:family="text">
      <style:text-properties style:font-name="Arial" fo:font-size="9pt" style:font-size-asian="9pt" style:font-name-complex="Arial"/>
    </style:style>
    <style:style style:name="MT4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0"><draw:image xlink:href="Pictures/1000000000000800000008002822D095.jpg" xlink:type="simple" xlink:show="embed" xlink:actuate="onLoad"/></draw:frame><text:span text:style-name="MT1">Entorns de desenvolupament</text:span>.</text:p>
              <text:p text:style-name="MP2"><text:span text:style-name="MT1">Desenvolupament de programari</text:span> <text:s text:c="2"/>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<text:span text:style-name="MT2">a</text:span></text:p>
            </table:table-cell>
            <table:table-cell table:style-name="Taula12.B1" office:value-type="string">
              <text:p text:style-name="MP5"><text:span text:style-name="MT3">Pàgina </text:span><text:span text:style-name="MT4"><text:page-number text:select-page="current">1</text:page-number></text:span><text:span text:style-name="MT4"> de </text:span><text:span text:style-name="MT4"><text:page-count style:num-format="1">1</text:page-count></text:span></text:p>
            </table:table-cell>
          </table:table-row>
        </table:table>
        <text:p text:style-name="MP6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1</dc:title>
    <meta:initial-creator>Josep Vilardell</meta:initial-creator>
    <meta:creation-date>2011-09-13T17:29:00</meta:creation-date>
    <dc:date>2016-10-10T11:12:58.338645062</dc:date>
    <meta:print-date>2011-03-02T18:52:00</meta:print-date>
    <dc:language>ca-ES</dc:language>
    <meta:editing-cycles>45</meta:editing-cycles>
    <meta:editing-duration>PT10H13M34S</meta:editing-duration>
    <meta:document-statistic meta:table-count="2" meta:image-count="1" meta:object-count="0" meta:page-count="1" meta:paragraph-count="23" meta:word-count="396" meta:character-count="2302" meta:non-whitespace-character-count="1933"/>
    <meta:user-defined meta:name="Info 1"/>
    <meta:user-defined meta:name="Info 2"/>
    <meta:user-defined meta:name="Info 3"/>
    <meta:user-defined meta:name="Info 4"/>
  </office:meta>
</office:document-meta>
</file>